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vent Pro" svg:font-family="'Advent Pro', 'Helvetica Neue', helvetica, arial, sans-serif"/>
    <style:font-face style:name="Lucida Sans1" svg:font-family="'Lucida Sans'" style:font-family-generic="swiss"/>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Open Sans" fo:font-size="12pt" officeooo:rsid="001a7ce9" officeooo:paragraph-rsid="001a7ce9" style:font-size-asian="12pt" style:font-size-complex="12pt"/>
    </style:style>
    <style:style style:name="P2" style:family="paragraph" style:parent-style-name="Standard">
      <style:text-properties fo:color="#000000" style:font-name="Open Sans" fo:font-size="12pt" officeooo:paragraph-rsid="001a7ce9" style:font-size-asian="12pt" style:font-size-complex="12pt"/>
    </style:style>
    <style:style style:name="P3" style:family="paragraph" style:parent-style-name="Standard">
      <style:paragraph-properties fo:text-align="justify" style:justify-single-word="false"/>
      <style:text-properties fo:color="#000000" style:font-name="Open Sans" fo:font-size="12pt" officeooo:paragraph-rsid="001a7ce9" style:font-size-asian="12pt" style:font-size-complex="12pt"/>
    </style:style>
    <style:style style:name="P4" style:family="paragraph" style:parent-style-name="Standard">
      <style:paragraph-properties fo:margin-left="1.251cm" fo:margin-right="0cm" fo:text-align="justify" style:justify-single-word="false" fo:text-indent="0cm" style:auto-text-indent="false"/>
      <style:text-properties fo:color="#000000" style:font-name="Open Sans" fo:font-size="12pt" officeooo:paragraph-rsid="001a7ce9" style:font-size-asian="12pt" style:font-size-complex="12pt"/>
    </style:style>
    <style:style style:name="P5" style:family="paragraph" style:parent-style-name="Standard">
      <style:paragraph-properties fo:margin-left="1.251cm" fo:margin-right="0cm" fo:text-align="justify" style:justify-single-word="false" fo:text-indent="0cm" style:auto-text-indent="false"/>
      <style:text-properties fo:color="#000000" style:font-name="Open Sans" fo:font-size="12pt" officeooo:rsid="001a7ce9" officeooo:paragraph-rsid="001a7ce9" style:font-size-asian="12pt" style:font-size-complex="12pt"/>
    </style:style>
    <style:style style:name="T1" style:family="text">
      <style:text-properties officeooo:rsid="001a7ce9"/>
    </style:style>
    <style:style style:name="T2" style:family="text">
      <style:text-properties fo:font-variant="normal" fo:text-transform="none" fo:color="#000000" style:font-name="Liberation Serif" fo:font-size="12pt" fo:letter-spacing="normal" fo:font-style="normal" fo:font-weight="normal" officeooo:rsid="001a7ce9"/>
    </style:style>
    <style:style style:name="T3" style:family="text">
      <style:text-properties fo:font-variant="normal" fo:text-transform="none" fo:color="#000000" style:font-name="Liberation Serif" fo:font-size="12pt" fo:letter-spacing="normal" fo:font-style="normal" fo:font-weight="normal" officeooo:rsid="001c5cde"/>
    </style:style>
    <style:style style:name="T4" style:family="text">
      <style:text-properties fo:font-variant="normal" fo:text-transform="none" fo:color="#000000" style:font-name="Liberation Serif" fo:font-size="12pt" fo:letter-spacing="normal" fo:font-style="normal" fo:font-weight="normal" officeooo:rsid="001d8ef3"/>
    </style:style>
    <style:style style:name="T5" style:family="text">
      <style:text-properties fo:font-variant="normal" fo:text-transform="none" fo:color="#000000" fo:font-size="12pt" fo:letter-spacing="normal" fo:font-style="normal" fo:font-weight="normal" officeooo:rsid="001a7ce9"/>
    </style:style>
    <style:style style:name="T6" style:family="text">
      <style:text-properties fo:font-variant="normal" fo:text-transform="none" fo:color="#000000" fo:font-size="12pt" fo:letter-spacing="normal" fo:font-style="normal" fo:font-weight="normal" officeooo:rsid="001c5cde"/>
    </style:style>
    <style:style style:name="T7" style:family="text">
      <style:text-properties fo:font-variant="normal" fo:text-transform="none" fo:color="#000000" fo:font-size="12pt" fo:letter-spacing="normal" fo:font-style="normal" fo:font-weight="normal" officeooo:rsid="001d8ef3"/>
    </style:style>
    <style:style style:name="T8" style:family="text">
      <style:text-properties fo:font-variant="normal" fo:text-transform="none" fo:color="#000000" fo:letter-spacing="normal" fo:font-style="normal" fo:font-weight="normal" officeooo:rsid="001a7ce9"/>
    </style:style>
    <style:style style:name="T9" style:family="text">
      <style:text-properties fo:font-variant="normal" fo:text-transform="none" fo:color="#000000" fo:letter-spacing="normal" fo:font-style="normal" fo:font-weight="normal" officeooo:rsid="001c5cde"/>
    </style:style>
    <style:style style:name="T10" style:family="text">
      <style:text-properties fo:font-variant="normal" fo:text-transform="none" fo:color="#000000" fo:letter-spacing="normal" fo:font-style="normal" fo:font-weight="normal" officeooo:rsid="001d8ef3"/>
    </style:style>
    <style:style style:name="T11" style:family="text">
      <style:text-properties fo:font-variant="normal" fo:text-transform="none" fo:letter-spacing="normal" fo:font-style="normal" fo:font-weight="normal" officeooo:rsid="001a7ce9"/>
    </style:style>
    <style:style style:name="T12" style:family="text">
      <style:text-properties fo:font-variant="normal" fo:text-transform="none" fo:letter-spacing="normal" fo:font-style="normal" fo:font-weight="normal" officeooo:rsid="001c5cde"/>
    </style:style>
    <style:style style:name="T13" style:family="text">
      <style:text-properties fo:font-variant="normal" fo:text-transform="none" fo:letter-spacing="normal" fo:font-style="normal" fo:font-weight="normal" officeooo:rsid="001d8ef3"/>
    </style:style>
    <style:style style:name="T14" style:family="text">
      <style:text-properties fo:color="#000000" style:font-name="Liberation Serif" officeooo:rsid="001a7ce9"/>
    </style:style>
    <style:style style:name="T15" style:family="text">
      <style:text-properties fo:color="#000000" officeooo:rsid="001a7c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Coleta de dados através de sensores e câmeras, processamento de grandes volumes de dados (Big data), programas de modelagem preditiva, sistemas de alertas, mineração de dados e sistemas de segurança.</text:p>
      <text:p text:style-name="P1"><text:tab/></text:p>
      <text:p text:style-name="P1"><text:tab/>2.</text:p>
      <text:p text:style-name="P1"><text:tab/></text:p>
      <text:p text:style-name="P4"><text:span text:style-name="T1">3. De acordo com o estudo de caso alguns dos problemas resolvidos pelas cidades inteligentes na cidade de Nova York, redução de ruídos emitidos pelos carros, aumentar a<text:tab/> qualidade de vida e a eficiência urbana, reduzir o consumo de água e energia elétrica etc. Mas esses problemas podem variar de acordo da cidade em que está sendo aplicada. As desvantagens desse projeto é que a cidade precisa estar muito bem preparada para </text:span><text:span text:style-name="T11">receber esse tipo de projeto, o aumento da tecnologia nesses projetos depende de empresas que oferecem esses serviços, tanto pública quanto privada, o que obviamente encarece os serviços e os impostos na comunidade, financiamento por parte do governo, uma vez que é necessário um investimento significativo em </text:span><text:span text:style-name="T12">t</text:span><text:span text:style-name="T11">ecnologia.</text:span></text:p>
      <text:p text:style-name="P3"><text:span text:style-name="T11"/></text:p>
      <text:p text:style-name="P4"><text:span text:style-name="T12">4. </text:span><text:span text:style-name="T13">Ficaria em partes, pois alguns dados presentes nas redes sociais não são muito precisos, já que não nenhuma confiabilidade nos dados dos perfis, já que, não há nenhuma confirmação dos dados que estão presentes nas redes sociais (nome,idade,ocupação, entre outros). Com um bom filtro de dados, esses dados se tornariam de bom uso para melhorar a prestação de <text:tab/>serviços.</text:span></text:p>
      <text:p text:style-name="P2"><text:span text:style-name="T12"><text:tab/></text:span></text:p>
      <text:p text:style-name="P2"><text:span text:style-name="T12"><text:tab/></text:span></text:p>
      <text:p text:style-name="P2"><text:span text:style-name="T12"><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vent Pro" svg:font-family="'Advent Pro', 'Helvetica Neue', helvetica, arial, sans-serif"/>
    <style:font-face style:name="Lucida Sans1" svg:font-family="'Lucida Sans'" style:font-family-generic="swiss"/>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3T08:21:25.390000000</meta:creation-date>
    <dc:date>2021-12-13T10:56:34.774000000</dc:date>
    <meta:editing-duration>PT1H40M17S</meta:editing-duration>
    <meta:editing-cycles>1</meta:editing-cycles>
    <meta:document-statistic meta:table-count="0" meta:image-count="0" meta:object-count="0" meta:page-count="1" meta:paragraph-count="9" meta:word-count="212" meta:character-count="1328" meta:non-whitespace-character-count="1112"/>
    <meta:generator>LibreOffice/6.1.4.2$Windows_X86_64 LibreOffice_project/9d0f32d1f0b509096fd65e0d4bec26ddd1938fd3</meta:generator>
  </office:meta>
</office:document-meta>
</file>